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C0000021364F9EC5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2cm" svg:stroke-color="#ff3366" draw:marker-start-width="0.5cm" draw:marker-end-width="0.5cm" draw:fill="solid" draw:fill-color="#ff8080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0000ff" draw:marker-start-width="0.5cm" draw:marker-end-width="0.5cm" draw:fill="solid" draw:fill-color="#0066cc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9999ff" draw:marker-start-width="0.5cm" draw:marker-end-width="0.5cm" draw:fill="solid" draw:fill-color="#9999ff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00ff00" draw:marker-start-width="0.5cm" draw:marker-end-width="0.5cm" draw:fill="solid" draw:fill-color="#00ff00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ffff00" draw:marker-start-width="0.5cm" draw:marker-end-width="0.5cm" draw:fill="solid" draw:fill-color="#ffff00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ff0000" draw:marker-start-width="0.5cm" draw:marker-end-width="0.5cm" draw:fill="solid" draw:fill-color="#ffffff" draw:fill-gradient-name="Gradient_20_1" draw:opacity="100%" draw:textarea-horizontal-align="center" draw:textarea-vertical-align="middle" fo:padding-top="0.225cm" fo:padding-bottom="0.225cm" fo:padding-left="0.35cm" fo:padding-right="0.35cm" draw:shadow-opacity="100%"/>
    </style:style>
    <style:style style:name="gr8" style:family="graphic" style:parent-style-name="standard">
      <style:graphic-properties svg:stroke-width="0.2cm" svg:stroke-color="#0047ff" draw:marker-start-width="0.5cm" draw:marker-end-width="0.5cm" draw:fill="solid" draw:fill-color="#ffffff" draw:fill-gradient-name="Gradient_20_1" draw:opacity="100%" draw:textarea-horizontal-align="center" draw:textarea-vertical-align="middle" fo:padding-top="0.225cm" fo:padding-bottom="0.225cm" fo:padding-left="0.35cm" fo:padding-right="0.35cm" draw:shadow-opacity="100%"/>
    </style:style>
    <style:style style:name="gr9" style:family="graphic" style:parent-style-name="standard">
      <style:graphic-properties svg:stroke-width="0.2cm" svg:stroke-color="#9999ff" draw:marker-start-width="0.5cm" draw:marker-end-width="0.5cm" draw:fill="solid" draw:fill-color="#ffffff" draw:fill-gradient-name="Gradient_20_1" draw:opacity="100%" draw:textarea-horizontal-align="center" draw:textarea-vertical-align="middle" fo:padding-top="0.225cm" fo:padding-bottom="0.225cm" fo:padding-left="0.35cm" fo:padding-right="0.35cm" draw:shadow-opacity="100%"/>
    </style:style>
    <style:style style:name="gr10" style:family="graphic" style:parent-style-name="standard">
      <style:graphic-properties svg:stroke-width="0.2cm" svg:stroke-color="#3deb3d" draw:marker-start-width="0.5cm" draw:marker-end-width="0.5cm" draw:fill="solid" draw:fill-color="#ffffff" draw:fill-gradient-name="Gradient_20_1" draw:opacity="100%" draw:textarea-horizontal-align="center" draw:textarea-vertical-align="middle" fo:padding-top="0.225cm" fo:padding-bottom="0.225cm" fo:padding-left="0.35cm" fo:padding-right="0.35cm" draw:shadow-opacity="100%"/>
    </style:style>
    <style:style style:name="gr11" style:family="graphic" style:parent-style-name="standard">
      <style:graphic-properties svg:stroke-width="0.2cm" svg:stroke-color="#ffff00" draw:marker-start-width="0.5cm" draw:marker-end-width="0.5cm" draw:fill="solid" draw:fill-color="#ffffff" draw:fill-gradient-name="Gradient_20_1" draw:opacity="100%" draw:textarea-horizontal-align="center" draw:textarea-vertical-align="middle" fo:padding-top="0.225cm" fo:padding-bottom="0.225cm" fo:padding-left="0.35cm" fo:padding-right="0.35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1" draw:layer="layout" svg:width="18.999cm" svg:height="14.412cm" svg:x="1cm" svg:y="7.643cm">
            <draw:image xlink:href="Pictures/10000000000002BC0000021364F9EC5C.png" xlink:type="simple" xlink:show="embed" xlink:actuate="onLoad">
              <text:p/>
            </draw:image>
          </draw:frame>
          <draw:rect draw:style-name="gr2" draw:text-style-name="P1" draw:layer="layout" svg:width="5.5cm" svg:height="2cm" svg:x="7cm" svg:y="8.5cm">
            <text:p/>
          </draw:rect>
          <draw:rect draw:style-name="gr3" draw:text-style-name="P1" draw:layer="layout" svg:width="5.5cm" svg:height="4.174cm" svg:x="7cm" svg:y="10.669cm">
            <text:p/>
          </draw:rect>
          <draw:rect draw:style-name="gr4" draw:text-style-name="P1" draw:layer="layout" svg:width="5.5cm" svg:height="3.336cm" svg:x="7cm" svg:y="15cm">
            <text:p/>
          </draw:rect>
          <draw:rect draw:style-name="gr5" draw:text-style-name="P1" draw:layer="layout" svg:width="5.5cm" svg:height="3cm" svg:x="7cm" svg:y="18.5cm">
            <text:p/>
          </draw:rect>
          <draw:rect draw:style-name="gr6" draw:text-style-name="P1" draw:layer="layout" svg:width="1.202cm" svg:height="5.233cm" svg:x="18.192cm" svg:y="8.023cm">
            <text:p/>
          </draw:rect>
        </draw:g>
        <draw:ellipse draw:style-name="gr7" draw:text-style-name="P2" draw:layer="layout" svg:width="1.607cm" svg:height="1.454cm" svg:x="8.896cm" svg:y="8.149cm">
          <text:p text:style-name="P2"><text:span text:style-name="T1">１</text:span></text:p>
        </draw:ellipse>
        <draw:ellipse draw:style-name="gr8" draw:text-style-name="P2" draw:layer="layout" svg:width="1.607cm" svg:height="1.454cm" svg:x="7.759cm" svg:y="13.017cm">
          <text:p text:style-name="P2"><text:span text:style-name="T1">2</text:span></text:p>
        </draw:ellipse>
        <draw:ellipse draw:style-name="gr9" draw:text-style-name="P2" draw:layer="layout" svg:width="1.607cm" svg:height="1.454cm" svg:x="10.247cm" svg:y="15.239cm">
          <text:p text:style-name="P2"><text:span text:style-name="T1">3</text:span></text:p>
        </draw:ellipse>
        <draw:ellipse draw:style-name="gr10" draw:text-style-name="P2" draw:layer="layout" svg:width="1.607cm" svg:height="1.454cm" svg:x="10.696cm" svg:y="19.526cm">
          <text:p text:style-name="P2"><text:span text:style-name="T1">4</text:span></text:p>
        </draw:ellipse>
        <draw:ellipse draw:style-name="gr11" draw:text-style-name="P2" draw:layer="layout" svg:width="1.607cm" svg:height="1.454cm" svg:x="18.105cm" svg:y="12.594cm">
          <text:p text:style-name="P2"><text:span text:style-name="T1">5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25%" fo:padding-top="0.125cm" fo:padding-bottom="0.125cm" fo:padding-left="0.25cm" fo:padding-right="0.25cm" draw:shadow="hidden" draw:shadow-offset-x="0.3cm" draw:shadow-offset-y="0.3cm" draw:shadow-color="#808080" draw:shadow-opacity="2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PゴシックB Sun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Suite/8$Solaris_x86 OpenOffice.org_project/680m21$Build-9421</meta:generator>
    <dc:date>2009-10-16T16:42:49</dc:date>
    <meta:editing-cycles>0</meta:editing-cycles>
    <meta:editing-duration>PT0S</meta:editing-duration>
    <meta:user-defined meta:name="情報 1"/>
    <meta:user-defined meta:name="情報 2"/>
    <meta:user-defined meta:name="情報 3"/>
    <meta:user-defined meta:name="情報 4"/>
    <meta:document-statistic meta:object-count="12"/>
  </office:meta>
</office:document-meta>
</file>